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GroovyMarkupWebConfig.configureViewResolvers( ViewResolv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WebConfig.configureViewResolvers( ViewResolv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ResolutionIntegrationTests.groovyMark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leController.sample( ModelMap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istingViewResolverConfig.freeMarker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oovyMarkupWebConfig.configureViewResolvers( ViewResolv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eeMarkerWebConfig.freeMarker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validFreeMarkerWebConfig.configureViewResolvers( ViewResolv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istingViewResolverConfig.freeMarkerView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ResolutionIntegrationTests.existingView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iewResolutionIntegrationTests.freemar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iewResolutionIntegrationTests.freemarkerInvalid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ResolutionIntegrationTests.groovyMarkupInvalid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ResolutionIntegrationTests.runTest( Class &lt; ? &gt; config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GroovyMarkupWebConfig.groovyMarkup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WebConfig.sample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